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9cm"/>
    </style:style>
    <style:style style:name="co2" style:family="table-column">
      <style:table-column-properties fo:break-before="auto" style:column-width="30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16.05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5.696cm"/>
    </style:style>
    <style:style style:name="co10" style:family="table-column">
      <style:table-column-properties fo:break-before="auto" style:column-width="8.15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1.616cm" fo:break-before="auto" style:use-optimal-row-height="true"/>
    </style:style>
    <style:style style:name="ro3" style:family="table-row">
      <style:table-row-properties style:row-height="4.826cm" fo:break-before="auto" style:use-optimal-row-height="true"/>
    </style:style>
    <style:style style:name="ro4" style:family="table-row">
      <style:table-row-properties style:row-height="3.355cm" fo:break-before="auto" style:use-optimal-row-height="true"/>
    </style:style>
    <style:style style:name="ro5" style:family="table-row">
      <style:table-row-properties style:row-height="1.15cm" fo:break-before="auto" style:use-optimal-row-height="true"/>
    </style:style>
    <style:style style:name="ro6" style:family="table-row">
      <style:table-row-properties style:row-height="1.519cm" fo:break-before="auto" style:use-optimal-row-height="true"/>
    </style:style>
    <style:style style:name="ro7" style:family="table-row">
      <style:table-row-properties style:row-height="4.09cm" fo:break-before="auto" style:use-optimal-row-height="true"/>
    </style:style>
    <style:style style:name="ro8" style:family="table-row">
      <style:table-row-properties style:row-height="2.621cm" fo:break-before="auto" style:use-optimal-row-height="true"/>
    </style:style>
    <style:style style:name="ro9" style:family="table-row">
      <style:table-row-properties style:row-height="0.7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0f0f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ls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Sequence of Ca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subscrib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messag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,</text:p>
          </table:table-cell>
        </table:table-row>
        <table:table-row table:style-name="ro1">
          <table:table-cell/>
          <table:table-cell office:value-type="string">
            <text:p><text:s text:c="2"/>"data": {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4"/>"action": "check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type":"welcome"}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","type":"confirm_subscription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{"channel":"InvoiceChannel","invoice_uuid":"0c9215cc-2272-4478-9305-8a104323e688"},</text:p>
          </table:table-cell>
        </table:table-row>
        <table:table-row table:style-name="ro1">
          <table:table-cell/>
          <table:table-cell office:value-type="string">
            <text:p><text:s text:c="2"/>"message": {</text:p>
          </table:table-cell>
        </table:table-row>
        <table:table-row table:style-name="ro1">
          <table:table-cell/>
          <table:table-cell office:value-type="string">
            <text:p><text:s text:c="4"/>"code": 200,</text:p>
          </table:table-cell>
        </table:table-row>
        <table:table-row table:style-name="ro1">
          <table:table-cell/>
          <table:table-cell office:value-type="string">
            <text:p><text:s text:c="4"/>"order": {</text:p>
          </table:table-cell>
        </table:table-row>
        <table:table-row table:style-name="ro1">
          <table:table-cell/>
          <table:table-cell office:value-type="string">
            <text:p><text:s text:c="6"/>"id": 218976,</text:p>
          </table:table-cell>
        </table:table-row>
        <table:table-row table:style-name="ro1">
          <table:table-cell/>
          <table:table-cell office:value-type="string">
            <text:p><text:s text:c="6"/>"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title": "Order #25723",</text:p>
          </table:table-cell>
        </table:table-row>
        <table:table-row table:style-name="ro1">
          <table:table-cell/>
          <table:table-cell office:value-type="string">
            <text:p><text:s text:c="6"/>"description": "1 × Espresso Con Panna",</text:p>
          </table:table-cell>
        </table:table-row>
        <table:table-row table:style-name="ro1">
          <table:table-cell/>
          <table:table-cell office:value-type="string">
            <text:p><text:s text:c="6"/>"status": "new",</text:p>
          </table:table-cell>
        </table:table-row>
        <table:table-row table:style-name="ro1">
          <table:table-cell/>
          <table:table-cell office:value-type="string">
            <text:p><text:s text:c="6"/>"pay_amount": null,</text:p>
          </table:table-cell>
        </table:table-row>
        <table:table-row table:style-name="ro1">
          <table:table-cell/>
          <table:table-cell office:value-type="string">
            <text:p><text:s text:c="6"/>"price_amount": "5.0",</text:p>
          </table:table-cell>
        </table:table-row>
        <table:table-row table:style-name="ro1">
          <table:table-cell/>
          <table:table-cell office:value-type="string">
            <text:p><text:s text:c="6"/>"address": null,</text:p>
          </table:table-cell>
        </table:table-row>
        <table:table-row table:style-name="ro1">
          <table:table-cell/>
          <table:table-cell office:value-type="string">
            <text:p><text:s text:c="6"/>"confirmations_by_price": 0,</text:p>
          </table:table-cell>
        </table:table-row>
        <table:table-row table:style-name="ro1">
          <table:table-cell/>
          <table:table-cell office:value-type="string">
            <text:p><text:s text:c="6"/>"trader_order_id": null,</text:p>
          </table:table-cell>
        </table:table-row>
        <table:table-row table:style-name="ro1">
          <table:table-cell/>
          <table:table-cell office:value-type="string">
            <text:p><text:s text:c="6"/>"expire_at": null,</text:p>
          </table:table-cell>
        </table:table-row>
        <table:table-row table:style-name="ro1">
          <table:table-cell/>
          <table:table-cell office:value-type="string">
            <text:p><text:s text:c="6"/>"created_at": "2019-11-21T04:32:25.000Z",</text:p>
          </table:table-cell>
        </table:table-row>
        <table:table-row table:style-name="ro1">
          <table:table-cell/>
          <table:table-cell office:value-type="string">
            <text:p><text:s text:c="6"/>"pending_at": null,</text:p>
          </table:table-cell>
        </table:table-row>
        <table:table-row table:style-name="ro1">
          <table:table-cell/>
          <table:table-cell office:value-type="string">
            <text:p><text:s text:c="6"/>"conversion_rate": null,</text:p>
          </table:table-cell>
        </table:table-row>
        <table:table-row table:style-name="ro1">
          <table:table-cell/>
          <table:table-cell office:value-type="string">
            <text:p><text:s text:c="6"/>"btc_amount": "0.00061796",</text:p>
          </table:table-cell>
        </table:table-row>
        <table:table-row table:style-name="ro1">
          <table:table-cell/>
          <table:table-cell office:value-type="string">
            <text:p><text:s text:c="6"/>"main_currencies": 4,</text:p>
          </table:table-cell>
        </table:table-row>
        <table:table-row table:style-name="ro1">
          <table:table-cell/>
          <table:table-cell office:value-type="string">
            <text:p><text:s text:c="6"/>"surfshark": false,</text:p>
          </table:table-cell>
        </table:table-row>
        <table:table-row table:style-name="ro1">
          <table:table-cell/>
          <table:table-cell office:value-type="string">
            <text:p><text:s text:c="6"/>"pay_currencies": [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2,</text:p>
          </table:table-cell>
        </table:table-row>
        <table:table-row table:style-name="ro1">
          <table:table-cell/>
          <table:table-cell office:value-type="string">
            <text:p><text:s text:c="10"/>"title": "Bitcoin",</text:p>
          </table:table-cell>
        </table:table-row>
        <table:table-row table:style-name="ro1">
          <table:table-cell/>
          <table:table-cell office:value-type="string">
            <text:p><text:s text:c="10"/>"iso_symbol": "BTC",</text:p>
          </table:table-cell>
        </table:table-row>
        <table:table-row table:style-name="ro1">
          <table:table-cell/>
          <table:table-cell office:value-type="string">
            <text:p><text:s text:c="10"/>"id_name": "bit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0061796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40,</text:p>
          </table:table-cell>
        </table:table-row>
        <table:table-row table:style-name="ro1">
          <table:table-cell/>
          <table:table-cell office:value-type="string">
            <text:p><text:s text:c="10"/>"title": "Litecoin",</text:p>
          </table:table-cell>
        </table:table-row>
        <table:table-row table:style-name="ro1">
          <table:table-cell/>
          <table:table-cell office:value-type="string">
            <text:p><text:s text:c="10"/>"iso_symbol": "LTC",</text:p>
          </table:table-cell>
        </table:table-row>
        <table:table-row table:style-name="ro1">
          <table:table-cell/>
          <table:table-cell office:value-type="string">
            <text:p><text:s text:c="10"/>"id_name": "lite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91274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2,</text:p>
          </table:table-cell>
        </table:table-row>
        <table:table-row table:style-name="ro1">
          <table:table-cell/>
          <table:table-cell office:value-type="string">
            <text:p><text:s text:c="10"/>"title": "Ethereum Classic",</text:p>
          </table:table-cell>
        </table:table-row>
        <table:table-row table:style-name="ro1">
          <table:table-cell/>
          <table:table-cell office:value-type="string">
            <text:p><text:s text:c="10"/>"iso_symbol": "ETC",</text:p>
          </table:table-cell>
        </table:table-row>
        <table:table-row table:style-name="ro1">
          <table:table-cell/>
          <table:table-cell office:value-type="string">
            <text:p><text:s text:c="10"/>"id_name": "ethereum_classic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3,</text:p>
          </table:table-cell>
        </table:table-row>
        <table:table-row table:style-name="ro1">
          <table:table-cell/>
          <table:table-cell office:value-type="string">
            <text:p><text:s text:c="10"/>"title": "Augur",</text:p>
          </table:table-cell>
        </table:table-row>
        <table:table-row table:style-name="ro1">
          <table:table-cell/>
          <table:table-cell office:value-type="string">
            <text:p><text:s text:c="10"/>"iso_symbol": "REP",</text:p>
          </table:table-cell>
        </table:table-row>
        <table:table-row table:style-name="ro1">
          <table:table-cell/>
          <table:table-cell office:value-type="string">
            <text:p><text:s text:c="10"/>"id_name": "augur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4,</text:p>
          </table:table-cell>
        </table:table-row>
        <table:table-row table:style-name="ro1">
          <table:table-cell/>
          <table:table-cell office:value-type="string">
            <text:p><text:s text:c="10"/>"title": "Golem",</text:p>
          </table:table-cell>
        </table:table-row>
        <table:table-row table:style-name="ro1">
          <table:table-cell/>
          <table:table-cell office:value-type="string">
            <text:p><text:s text:c="10"/>"iso_symbol": "GNT",</text:p>
          </table:table-cell>
        </table:table-row>
        <table:table-row table:style-name="ro1">
          <table:table-cell/>
          <table:table-cell office:value-type="string">
            <text:p><text:s text:c="10"/>"id_name": "golem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price_currency": {</text:p>
          </table:table-cell>
        </table:table-row>
        <table:table-row table:style-name="ro1">
          <table:table-cell/>
          <table:table-cell office:value-type="string">
            <text:p><text:s text:c="8"/>"id": 1,</text:p>
          </table:table-cell>
        </table:table-row>
        <table:table-row table:style-name="ro1">
          <table:table-cell/>
          <table:table-cell office:value-type="string">
            <text:p><text:s text:c="8"/>"title": "United States dollar",</text:p>
          </table:table-cell>
        </table:table-row>
        <table:table-row table:style-name="ro1">
          <table:table-cell/>
          <table:table-cell office:value-type="string">
            <text:p><text:s text:c="8"/>"iso_symbol": "USD",</text:p>
          </table:table-cell>
        </table:table-row>
        <table:table-row table:style-name="ro1">
          <table:table-cell/>
          <table:table-cell office:value-type="string">
            <text:p><text:s text:c="8"/>"id_name": null,</text:p>
          </table:table-cell>
        </table:table-row>
        <table:table-row table:style-name="ro1">
          <table:table-cell/>
          <table:table-cell office:value-type="string">
            <text:p><text:s text:c="8"/>"kind": "fiat"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merchant_covered_amount": 0,</text:p>
          </table:table-cell>
        </table:table-row>
        <table:table-row table:style-name="ro1">
          <table:table-cell/>
          <table:table-cell office:value-type="string">
            <text:p><text:s text:c="6"/>"entity": {</text:p>
          </table:table-cell>
        </table:table-row>
        <table:table-row table:style-name="ro1">
          <table:table-cell/>
          <table:table-cell office:value-type="string">
            <text:p><text:s text:c="8"/>"verified": true,</text:p>
          </table:table-cell>
        </table:table-row>
        <table:table-row table:style-name="ro1">
          <table:table-cell/>
          <table:table-cell office:value-type="string">
            <text:p><text:s text:c="8"/>"entity_type": "Business",</text:p>
          </table:table-cell>
        </table:table-row>
        <table:table-row table:style-name="ro1">
          <table:table-cell/>
          <table:table-cell office:value-type="string">
            <text:p><text:s text:c="8"/>"id": 1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transac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amount_received": "0.0",</text:p>
          </table:table-cell>
        </table:table-row>
        <table:table-row table:style-name="ro1">
          <table:table-cell/>
          <table:table-cell office:value-type="string">
            <text:p><text:s text:c="6"/>"refundable_amount": 0,</text:p>
          </table:table-cell>
        </table:table-row>
        <table:table-row table:style-name="ro1">
          <table:table-cell/>
          <table:table-cell office:value-type="string">
            <text:p><text:s text:c="6"/>"refunded_amount": "0.0",</text:p>
          </table:table-cell>
        </table:table-row>
        <table:table-row table:style-name="ro1">
          <table:table-cell/>
          <table:table-cell office:value-type="string">
            <text:p><text:s text:c="6"/>"is_request_refund_allowed": false,</text:p>
          </table:table-cell>
        </table:table-row>
        <table:table-row table:style-name="ro1">
          <table:table-cell/>
          <table:table-cell office:value-type="string">
            <text:p><text:s text:c="6"/>"is_refund_requested": false,</text:p>
          </table:table-cell>
        </table:table-row>
        <table:table-row table:style-name="ro1">
          <table:table-cell/>
          <table:table-cell office:value-type="string">
            <text:p><text:s text:c="6"/>"is_cashback_requested": false,</text:p>
          </table:table-cell>
        </table:table-row>
        <table:table-row table:style-name="ro1">
          <table:table-cell/>
          <table:table-cell office:value-type="string">
            <text:p><text:s text:c="6"/>"invoice_url": "https://sandbox.coingate.com/invoice/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back_url": null,</text:p>
          </table:table-cell>
        </table:table-row>
        <table:table-row table:style-name="ro1">
          <table:table-cell/>
          <table:table-cell office:value-type="string">
            <text:p><text:s text:c="6"/>"can_pay_with_service_altcoin": false,</text:p>
          </table:table-cell>
        </table:table-row>
        <table:table-row table:style-name="ro1">
          <table:table-cell/>
          <table:table-cell office:value-type="string">
            <text:p><text:s text:c="6"/>"webpush_subscriptions_left": 5,</text:p>
          </table:table-cell>
        </table:table-row>
        <table:table-row table:style-name="ro1">
          <table:table-cell/>
          <table:table-cell office:value-type="string">
            <text:p><text:s text:c="6"/>"webpush_subscrip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invoice_trademark_name": "CoinGate",</text:p>
          </table:table-cell>
        </table:table-row>
        <table:table-row table:style-name="ro1">
          <table:table-cell/>
          <table:table-cell office:value-type="string">
            <text:p><text:s text:c="6"/>"invoice_head_title": null</text:p>
          </table:table-cell>
        </table:table-row>
        <table:table-row table:style-name="ro1">
          <table:table-cell/>
          <table:table-cell office:value-type="string">
            <text:p><text:s text:c="4"/>}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{"type":"ping","message":1574311276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/>
        </table:table-row>
        <table:table-row table:style-name="ro1">
          <table:table-cell/>
          <table:table-cell office:value-type="string">
            <text:p>{"command":"message","identifier":"{\"channel\":\"InvoiceChannel\",\"invoice_uuid\":\"0c9215cc-2272-4478-9305-8a104323e688\"}","data":"{\"pay_currency_id\":2,\"email\":\"karthik.b@uandme.org\",\"ln\":false,\"failed_attemps\":0,\"action\":\"select_pay_currency\"}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command":"message","identifier":"{\"channel\":\"InvoiceChannel\",\"invoice_uuid\":\"0c9215cc-2272-4478-9305-8a104323e688\"}","data":"{\"pay_currency_id\":2,\"email\":\"karthik.b@uandme.org\",\"ln\":false,\"failed_attemps\":0,\"action\":\"select_pay_currency\"}"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"identifier":"{\"channel\":\"InvoiceChannel\",\"invoice_uuid\":\"0c9215cc-2272-4478-9305-8a104323e688\"}","message":{"code":200,"order":{"id":218976,"uuid":"0c9215cc-2272-4478-9305-8a104323e688","title":"Order #25723","description":"1 × Espresso Con Panna","status":"paid","pay_amount":"0.00061731","price_amount":"5.0","address":"2NB3zr3wLARUh5TCV5jBi5x7E9jqhcarxSL","confirmations_by_price":0,"trader_order_id":null,"expire_at":"2019-11-21T05:10:48.000Z","created_at":"2019-11-21T04:32:25.000Z","pending_at":"2019-11-21T04:50:48.000Z","conversion_rate":"8099.66","overpaid_amount":"0.03601091","underpaid_amount":0,"difference":"-0.03601091","btc_amount":"0.00061731","main_currencies":4,"surfshark":false,"pay_currencies":[{"id":2,"title":"Bitcoin","iso_symbol":"BTC","id_name":"bitcoin","kind":"crypto","pay_amount":"0.00061731","lightning_network":false,"pay_service_altcoin":false,"temporary_disabled":"","disabled":null,"cashback_percentage":null},{"id":40,"title":"Litecoin","iso_symbol":"LTC","id_name":"litecoin","kind":"crypto","pay_amount":"0.091091","lightning_network":false,"pay_service_altcoin":false,"temporary_disabled":"","disabled":null,"cashback_percentage":null},{"id":52,"title":"Ethereum Classic","iso_symbol":"ETC","id_name":"ethereum_classic","kind":"crypto","pay_amount":null,"lightning_network":false,"pay_service_altcoin":true,"temporary_disabled":"","disabled":null,"cashback_percentage":null},{"id":53,"title":"Augur","iso_symbol":"REP","id_name":"augur","kind":"crypto","pay_amount":null,"lightning_network":false,"pay_service_altcoin":true,"temporary_disabled":"","disabled":null,"cashback_percentage":null},{"id":54,"title":"Golem","iso_symbol":"GNT","id_name":"golem","kind":"crypto","pay_amount":null,"lightning_network":false,"pay_service_altcoin":true,"temporary_disabled":"","disabled":null,"cashback_percentage":null}],"pay_currency":{"id":2,"title":"Bitcoin","iso_symbol":"BTC","id_name":"bitcoin","kind":"crypto","lightning_network":false,"token_id":null,"decimal_digits":8,"cashback_amount":null,"ethereum_token":false,"ethereum_token_address":null},"price_currency":{"id":1,"title":"United States dollar","iso_symbol":"USD","id_name":null,"kind":"fiat"},"merchant_covered_amount":"0.0","entity":{"verified":true,"entity_type":"Business","id":1},"transactions":[{"id":4433,"txid":"73eeb1fd32e7a273252434b6c8446acb915e949309ae0d3a341b2633d8a78408","amount":"0.03662822","status":"confirmed","min_confirmations":0,"network_confirmations":0,"received_at":"2019-11-21T04:53:59.000Z","transaction_url":"https://href.li/?https://blockstream.info/testnet/tx/73eeb1fd32e7a273252434b6c8446acb915e949309ae0d3a341b2633d8a78408"}],"amount_received":"0.03662822","refundable_amount":"0.03601091","refunded_amount":"0.0","is_request_refund_allowed":false,"is_refund_requested":false,"min_refundable_amount":"0.001","is_cashback_requested":false,"invoice_url":"https://sandbox.coingate.com/invoice/0c9215cc-2272-4478-9305-8a104323e688","back_url":{"url":"/payments/back/0c9215cc-2272-4478-9305-8a104323e688","title":"Back to Merchant"},"can_pay_with_service_altcoin":false,"webpush_subscriptions_left":5,"webpush_subscriptions":[],"invoice_trademark_name":"CoinGate","invoice_head_title":null}}}</text:p>
          </table:table-cell>
        </table:table-row>
        <table:table-row table:style-name="ro1" table:number-rows-repeated="104840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what&amp;when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) invoice from the post method should come to payment system </text:p>
          </table:table-cell>
          <table:table-cell office:value-type="string">
            <text:p>confirmation should be monitor in light weight medium </text:p>
          </table:table-cell>
        </table:table-row>
        <table:table-row table:style-name="ro1">
          <table:table-cell office:value-type="string">
            <text:p>b) authentication with middle ware </text:p>
          </table:table-cell>
          <table:table-cell/>
        </table:table-row>
        <table:table-row table:style-name="ro1">
          <table:table-cell office:value-type="string">
            <text:p>c) after verification user should verify the value </text:p>
          </table:table-cell>
          <table:table-cell/>
        </table:table-row>
        <table:table-row table:style-name="ro1">
          <table:table-cell office:value-type="string">
            <text:p>d) should choose coin type </text:p>
          </table:table-cell>
          <table:table-cell/>
        </table:table-row>
        <table:table-row table:style-name="ro1">
          <table:table-cell office:value-type="string">
            <text:p>e) address creation should take place </text:p>
          </table:table-cell>
          <table:table-cell/>
        </table:table-row>
        <table:table-row table:style-name="ro1">
          <table:table-cell office:value-type="string">
            <text:p>f) <text:s/>transaction should confirm once it is there in the network</text:p>
          </table:table-cell>
          <table:table-cell/>
        </table:table-row>
        <table:table-row table:style-name="ro1">
          <table:table-cell office:value-type="string">
            <text:p>g) validate whether it is more or less</text:p>
          </table:table-cell>
          <table:table-cell/>
        </table:table-row>
        <table:table-row table:style-name="ro1">
          <table:table-cell office:value-type="string">
            <text:p>h) extra should be refunded </text:p>
          </table:table-cell>
          <table:table-cell/>
        </table:table-row>
        <table:table-row table:style-name="ro1">
          <table:table-cell office:value-type="string">
            <text:p>i) wallet management (pow) is good (pos) is having problem</text:p>
          </table:table-cell>
          <table:table-cell/>
        </table:table-row>
      </table:table>
      <table:table table:name="Clients" table:style-name="ta1" table:print="false">
        <table:table-column table:style-name="co3" table:number-columns-repeated="6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3" table:number-columns-repeated="3" table:default-cell-style-name="ce4"/>
        <table:table-column table:style-name="co3" table:number-columns-repeated="3" table:default-cell-style-name="Default"/>
        <table:table-row table:style-name="ro2">
          <table:table-cell table:style-name="ce2" office:value-type="string">
            <text:p>SR NO</text:p>
          </table:table-cell>
          <table:table-cell table:style-name="ce2" office:value-type="string">
            <text:p>MERCHANT NAME</text:p>
          </table:table-cell>
          <table:table-cell table:style-name="ce2" office:value-type="string">
            <text:p>AGENT NAME </text:p>
          </table:table-cell>
          <table:table-cell table:style-name="ce2" office:value-type="string">
            <text:p>MERCHANT REGION OR COUNTRY</text:p>
          </table:table-cell>
          <table:table-cell table:style-name="ce2" office:value-type="string">
            <text:p>MERCHANT WEBSITE</text:p>
          </table:table-cell>
          <table:table-cell table:style-name="ce2" office:value-type="string">
            <text:p>CONTACT</text:p>
            <text:p>EMAIL-ID</text:p>
          </table:table-cell>
          <table:table-cell table:style-name="ce2" office:value-type="string">
            <text:p>CONTACT PHONE NUMBER</text:p>
          </table:table-cell>
          <table:table-cell table:style-name="ce2" office:value-type="string">
            <text:p>Management Contact Name &amp;  Designation</text:p>
          </table:table-cell>
          <table:table-cell table:style-name="ce2" office:value-type="string">
            <text:p>Merchant Product Details </text:p>
          </table:table-cell>
          <table:table-cell table:style-name="ce2" office:value-type="string">
            <text:p>Does the merchant have an EVERUS Wallet account?  </text:p>
          </table:table-cell>
          <table:table-cell table:style-name="ce2" office:value-type="string">
            <text:p>Initiate &amp; Perform KYC Process</text:p>
          </table:table-cell>
          <table:table-cell table:style-name="ce2" office:value-type="string">
            <text:p>KYC approved/ Not Approved, </text:p>
          </table:table-cell>
          <table:table-cell table:style-name="ce2" office:value-type="string">
            <text:p>Technical Contact Person From Merchant Side</text:p>
          </table:table-cell>
          <table:table-cell table:style-name="ce2" office:value-type="string">
            <text:p>Inform to IT Team Manager via          e-mail</text:p>
          </table:table-cell>
          <table:table-cell table:style-name="ce2" office:value-type="string">
            <text:p> STATUS</text:p>
          </table:table-cell>
          <table:table-cell table:style-name="ce2" office:value-type="string">
            <text:p>Remarks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runa Sarawak Enterprise Sdn Bhd</text:p>
          </table:table-cell>
          <table:table-cell office:value-type="string">
            <text:p>None</text:p>
          </table:table-cell>
          <table:table-cell office:value-type="string">
            <text:p>Malaysia</text:p>
          </table:table-cell>
          <table:table-cell office:value-type="string">
            <text:p><text:a xlink:href="http://dhause.com/">dhause.com</text:a></text:p>
          </table:table-cell>
          <table:table-cell office:value-type="string">
            <text:p><text:a xlink:href="mailto:melvin@karunasarawak.com">melvin@karunasarawak.com</text:a></text:p>
          </table:table-cell>
          <table:table-cell office:value-type="float" office:value="82576113">
            <text:p>82576113</text:p>
          </table:table-cell>
          <table:table-cell office:value-type="string">
            <text:p>Director: Melvin</text:p>
          </table:table-cell>
          <table:table-cell office:value-type="string">
            <text:p>Online Retail</text:p>
          </table:table-cell>
          <table:table-cell table:number-columns-repeated="2" office:value-type="string">
            <text:p>Yes</text:p>
          </table:table-cell>
          <table:table-cell office:value-type="string">
            <text:p>APPROVED 1-Ref:  1568860674-f52gi9q82- Ref:  1568860878-35ZNGRAX</text:p>
          </table:table-cell>
          <table:table-cell office:value-type="string">
            <text:p><text:a xlink:href="mailto:vincent@karunasarawak.com">vincent@karunasarawak.com</text:a> </text:p>
            <text:p>+60168162823</text:p>
          </table:table-cell>
          <table:table-cell table:style-name="ce7" office:value-type="string">
            <text:p>Mail Received </text:p>
          </table:table-cell>
          <table:table-cell table:style-name="ce3" office:value-type="string">
            <text:p>ON-GOING</text:p>
          </table:table-cell>
          <table:table-cell table:style-name="ce3" office:value-type="string">
            <text:p>80% integration done/:: Merchant side "successful message display not happening"</text:p>
            <text:p/>
            <text:p>So Merchant side IT team troubleshooting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pykesoft Technologies</text:p>
          </table:table-cell>
          <table:table-cell office:value-type="string">
            <text:p>Blueberry </text:p>
          </table:table-cell>
          <table:table-cell office:value-type="string">
            <text:p>India</text:p>
          </table:table-cell>
          <table:table-cell office:value-type="string">
            <text:p><text:a xlink:href="http://safepots.com/">safepots.com</text:a>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Tech/Development Solutions</text:p>
          </table:table-cell>
          <table:table-cell table:number-columns-repeated="2" office:value-type="string">
            <text:p>Yes</text:p>
          </table:table-cell>
          <table:table-cell office:value-type="string">
            <text:p>APPROVED</text:p>
            <text:p>1-Ref:  1568704399-LJeBWH8W, </text:p>
            <text:p>2-Ref: 1568704661-PHPt9CWL</text:p>
          </table:table-cell>
          <table:table-cell office:value-type="string">
            <text:p>Prakash: prakash@skypesofttechnologies.com</text:p>
          </table:table-cell>
          <table:table-cell table:number-columns-repeated="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ehline Trade Group</text:p>
          </table:table-cell>
          <table:table-cell office:value-type="string">
            <text:p>Blueberry </text:p>
          </table:table-cell>
          <table:table-cell office:value-type="string">
            <text:p>Europe</text:p>
          </table:table-cell>
          <table:table-cell office:value-type="string">
            <text:p>keepshare.cc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Cloud File Sha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 Ref: ES286088</text:p>
          </table:table-cell>
          <table:table-cell office:value-type="string">
            <text:p>inf@keepshare.com</text:p>
          </table:table-cell>
          <table:table-cell table:number-columns-repeated="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Saara IT Resources</text:p>
          </table:table-cell>
          <table:table-cell office:value-type="string">
            <text:p>Blueberry </text:p>
          </table:table-cell>
          <table:table-cell office:value-type="string">
            <text:p>India</text:p>
          </table:table-cell>
          <table:table-cell office:value-type="string">
            <text:p>go-analytic.com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Digital Solutions</text:p>
          </table:table-cell>
          <table:table-cell office:value-type="string">
            <text:p>No</text:p>
          </table:table-cell>
          <table:table-cell office:value-type="string">
            <text:p>Requested supporting docs from Jack </text:p>
          </table:table-cell>
          <table:table-cell table:style-name="ce4"/>
          <table:table-cell office:value-type="string">
            <text:p>Moin Khan:</text:p>
            <text:p>support@go-analytic.com</text:p>
          </table:table-cell>
          <table:table-cell table:number-columns-repeated="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Monte international/Bestbox</text:p>
          </table:table-cell>
          <table:table-cell office:value-type="string">
            <text:p>None</text:p>
          </table:table-cell>
          <table:table-cell office:value-type="string">
            <text:p>China</text:p>
          </table:table-cell>
          <table:table-cell office:value-type="string">
            <text:p><text:a xlink:href="http://bestbox.com/">bestbox.com</text:a></text:p>
          </table:table-cell>
          <table:table-cell office:value-type="string">
            <text:p><text:a xlink:href="mailto:support@bestbox.net">support@bestbox.net</text:a></text:p>
          </table:table-cell>
          <table:table-cell office:value-type="float" office:value="13439061570">
            <text:p>13439061570</text:p>
          </table:table-cell>
          <table:table-cell office:value-type="string">
            <text:p>Director: Lin</text:p>
          </table:table-cell>
          <table:table-cell office:value-type="string">
            <text:p>  Video Streaming </text:p>
          </table:table-cell>
          <table:table-cell table:number-columns-repeated="2" office:value-type="string">
            <text:p>Yes</text:p>
          </table:table-cell>
          <table:table-cell office:value-type="string">
            <text:p>APPROVED: Ref: EC7466270</text:p>
          </table:table-cell>
          <table:table-cell office:value-type="string">
            <text:p>BestBox.net website integration done from us</text:p>
          </table:table-cell>
          <table:table-cell table:number-columns-repeated="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Wink.org</text:p>
          </table:table-cell>
          <table:table-cell office:value-type="string">
            <text:p>Avia &amp; Slogold Group</text:p>
          </table:table-cell>
          <table:table-cell office:value-type="string">
            <text:p>Panama</text:p>
          </table:table-cell>
          <table:table-cell office:value-type="string">
            <text:p>wink.org</text:p>
          </table:table-cell>
          <table:table-cell office:value-type="string">
            <text:p><text:a xlink:href="mailto:sale@slogold.net">sale@slogold.net</text:a></text:p>
          </table:table-cell>
          <table:table-cell table:style-name="ce4"/>
          <table:table-cell office:value-type="string">
            <text:p>                      Director: Wilson</text:p>
          </table:table-cell>
          <table:table-cell office:value-type="string">
            <text:p>Crypto Gambling Gam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 </text:p>
            <text:p>Ref: 1568262055-o1AFZn0B</text:p>
          </table:table-cell>
          <table:table-cell table:style-name="ce4"/>
          <table:table-cell table:number-columns-repeated="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tsbet24</text:p>
          </table:table-cell>
          <table:table-cell office:value-type="string">
            <text:p>None</text:p>
          </table:table-cell>
          <table:table-cell office:value-type="string">
            <text:p>Panama</text:p>
          </table:table-cell>
          <table:table-cell office:value-type="string">
            <text:p>letsbet24.com</text:p>
          </table:table-cell>
          <table:table-cell office:value-type="string">
            <text:p>slawek@letsbet24.com</text:p>
          </table:table-cell>
          <table:table-cell table:style-name="ce4"/>
          <table:table-cell office:value-type="string">
            <text:p>     Director: Slawek                  </text:p>
          </table:table-cell>
          <table:table-cell office:value-type="string">
            <text:p>Crypto Gambling Gam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  </text:p>
            <text:p>Ref: ES5259715</text:p>
          </table:table-cell>
          <table:table-cell table:style-name="ce4"/>
          <table:table-cell table:number-columns-repeated="6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Legal DusuPay Ltd</text:p>
          </table:table-cell>
          <table:table-cell office:value-type="string">
            <text:p>DusuPay</text:p>
          </table:table-cell>
          <table:table-cell office:value-type="string">
            <text:p>Africa</text:p>
          </table:table-cell>
          <table:table-cell office:value-type="string">
            <text:p><text:a xlink:href="https://dusupay.com/">https://dusupay.com</text:a></text:p>
          </table:table-cell>
          <table:table-cell office:value-type="string">
            <text:p><text:a xlink:href="mailto:info@dusupay.com">info@dusupay.com</text:a></text:p>
          </table:table-cell>
          <table:table-cell office:value-type="float" office:value="256753911125">
            <text:p>256753911125</text:p>
          </table:table-cell>
          <table:table-cell office:value-type="string">
            <text:p>      CEO:John</text:p>
          </table:table-cell>
          <table:table-cell office:value-type="string">
            <text:p>Payment Gatew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: Ref</text:p>
            <text:p>1- 1569219792-G7chvOUq</text:p>
            <text:p>2- 1569220099-hY537N4m</text:p>
            <text:p>3- 1569220252-IMAA0dLJ</text:p>
          </table:table-cell>
          <table:table-cell office:value-type="string">
            <text:p>Integration not required. Wallet for holding/settlement of funds for Dusupay merchant</text:p>
          </table:table-cell>
          <table:table-cell table:number-columns-repeated="6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insource.tech</text:p>
          </table:table-cell>
          <table:table-cell office:value-type="string">
            <text:p>High-Risk Payments</text:p>
          </table:table-cell>
          <table:table-cell office:value-type="string">
            <text:p>USA</text:p>
          </table:table-cell>
          <table:table-cell office:value-type="string">
            <text:p>www.coinsource.tech</text:p>
          </table:table-cell>
          <table:table-cell office:value-type="string">
            <text:p><text:a xlink:href="mailto:Support@highriskgateways.in">Support@highriskgateways.in</text:a></text:p>
          </table:table-cell>
          <table:table-cell office:value-type="float" office:value="911140845151">
            <text:p>911140845151</text:p>
          </table:table-cell>
          <table:table-cell office:value-type="string">
            <text:p>Partner: Etka</text:p>
          </table:table-cell>
          <table:table-cell office:value-type="string">
            <text:p>Crypto Exchange</text:p>
          </table:table-cell>
          <table:table-cell table:number-columns-repeated="2" office:value-type="string">
            <text:p>Yes</text:p>
          </table:table-cell>
          <table:table-cell office:value-type="string">
            <text:p>APPROVED</text:p>
            <text:p>Ref: 1569915387-XKfxArkK</text:p>
          </table:table-cell>
          <table:table-cell office:value-type="string">
            <text:p>Ekta: skype-  highrisk.gateways</text:p>
          </table:table-cell>
          <table:table-cell table:number-columns-repeated="2"/>
          <table:table-cell table:style-name="ce3" office:value-type="string">
            <text:p>Provided contact person informed us that, Concern technical contact will approach us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MMOXP Limited</text:p>
          </table:table-cell>
          <table:table-cell office:value-type="string">
            <text:p>None</text:p>
          </table:table-cell>
          <table:table-cell office:value-type="string">
            <text:p>Hong Kong</text:p>
          </table:table-cell>
          <table:table-cell office:value-type="string">
            <text:p>www.m8x.com</text:p>
          </table:table-cell>
          <table:table-cell office:value-type="string">
            <text:p><text:a xlink:href="mailto:yvette@m8x.com">yvette@m8x.com</text:a></text:p>
          </table:table-cell>
          <table:table-cell office:value-type="float" office:value="18777388666">
            <text:p>18777388666</text:p>
          </table:table-cell>
          <table:table-cell office:value-type="string">
            <text:p>Tao Kaijian</text:p>
          </table:table-cell>
          <table:table-cell office:value-type="string">
            <text:p>Crypto Signal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Ref: 1573618503-rLa6Lvq1</text:p>
          </table:table-cell>
          <table:table-cell office:value-type="string">
            <text:p>yvettelok@foxmail.com</text:p>
          </table:table-cell>
          <table:table-cell table:number-columns-repeated="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Mindcypress Consultancy</text:p>
          </table:table-cell>
          <table:table-cell office:value-type="string">
            <text:p>High-Risk Payments</text:p>
          </table:table-cell>
          <table:table-cell office:value-type="string">
            <text:p>UAE</text:p>
          </table:table-cell>
          <table:table-cell office:value-type="string">
            <text:p>www.ictlsquad.com</text:p>
          </table:table-cell>
          <table:table-cell office:value-type="string">
            <text:p><text:a xlink:href="mailto:Support@highriskgateways.in">Support@highriskgateways.in</text:a></text:p>
          </table:table-cell>
          <table:table-cell office:value-type="float" office:value="911140845151">
            <text:p>911140845151</text:p>
          </table:table-cell>
          <table:table-cell office:value-type="string">
            <text:p>Partner: Etka</text:p>
          </table:table-cell>
          <table:table-cell office:value-type="string">
            <text:p>tech/Cloud/Softwar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Ref: 1574667624-xXFTwBpr</text:p>
          </table:table-cell>
          <table:table-cell office:value-type="string">
            <text:p>sachin.nandal@ictlsquad.com</text:p>
          </table:table-cell>
          <table:table-cell table:number-columns-repeated="6"/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Royal Gift</text:p>
          </table:table-cell>
          <table:table-cell office:value-type="string">
            <text:p>None</text:p>
          </table:table-cell>
          <table:table-cell office:value-type="string">
            <text:p>Germany</text:p>
          </table:table-cell>
          <table:table-cell office:value-type="string">
            <text:p>www.myroyalgiftstore.com</text:p>
          </table:table-cell>
          <table:table-cell office:value-type="string">
            <text:p>ceo@myroyalgiftstore.com</text:p>
          </table:table-cell>
          <table:table-cell office:value-type="float" office:value="4917685609208">
            <text:p>4917685609208</text:p>
          </table:table-cell>
          <table:table-cell office:value-type="string">
            <text:p>Hamza </text:p>
          </table:table-cell>
          <table:table-cell office:value-type="string">
            <text:p>e-commerc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4"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5" table:number-columns-spanned="17" table:number-rows-spanned="1"/>
          <table:covered-table-cell table:number-columns-repeated="15" table:style-name="Default"/>
          <table:covered-table-cell/>
          <table:table-cell table:number-columns-repeated="2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style-name="ce3"/>
          <table:table-cell table:number-columns-repeated="2"/>
        </table:table-row>
        <table:table-row table:style-name="ro1">
          <table:table-cell table:number-columns-spanned="17" table:number-rows-spanned="1"/>
          <table:covered-table-cell table:number-columns-repeated="15" table:style-name="Default"/>
          <table:covered-table-cell/>
          <table:table-cell/>
          <table:table-cell table:style-name="ce4" office:value-type="string">
            <text:p>Confluence logo bi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29/11/2019</text:date>, <text:time>11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27:31</meta:creation-date>
    <meta:generator>OpenOffice/4.1.6$Unix OpenOffice.org_project/416m1$Build-9790</meta:generator>
    <dc:date>2019-11-29T11:45:50</dc:date>
    <meta:editing-duration>PT12H11M24S</meta:editing-duration>
    <meta:editing-cycles>7</meta:editing-cycles>
    <meta:document-statistic meta:table-count="3" meta:cell-count="336" meta:object-count="0"/>
    <meta:user-defined meta:name=""/>
  </office:meta>
</office:document-meta>
</file>